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variant="normal" fo:text-transform="none" fo:color="#333333" style:font-name="Times New Roman" fo:letter-spacing="normal" fo:language="en" fo:country="US" fo:font-style="normal"/>
    </style:style>
    <style:style style:name="P2" style:family="paragraph" style:parent-style-name="Standard">
      <style:text-properties fo:font-variant="normal" fo:text-transform="none" fo:color="#333333" style:font-name="Times New Roman" fo:letter-spacing="normal" fo:language="ru" fo:country="RU" fo:font-style="normal"/>
    </style:style>
    <style:style style:name="P3" style:family="paragraph" style:parent-style-name="Standard">
      <style:text-properties fo:font-variant="normal" fo:text-transform="none" fo:color="#333333" style:font-name="Times New Roman" fo:letter-spacing="normal" fo:language="ru" fo:country="RU" fo:font-style="italic" style:font-style-asian="italic" style:font-style-complex="italic"/>
    </style:style>
    <style:style style:name="P4" style:family="paragraph" style:parent-style-name="Standard">
      <style:text-properties fo:font-variant="normal" fo:text-transform="none" fo:color="#333333" style:font-name="Times New Roman" fo:letter-spacing="normal" fo:language="ru" fo:country="RU" fo:font-style="italic" fo:font-weight="bold" style:font-style-asian="italic" style:font-weight-asian="bold" style:font-style-complex="italic" style:font-weight-complex="bold"/>
    </style:style>
    <style:style style:name="P5" style:family="paragraph" style:parent-style-name="Standard">
      <style:text-properties style:font-name="Times New Roman" fo:font-size="12pt" fo:language="ru" fo:country="RU" style:font-name-asian="Courier New" style:font-size-asian="12pt" style:font-name-complex="Courier New" style:font-size-complex="12pt"/>
    </style:style>
    <style:style style:name="P6" style:family="paragraph" style:parent-style-name="Standard">
      <style:text-properties fo:language="ru" fo:country="RU"/>
    </style:style>
    <style:style style:name="P7" style:family="paragraph" style:parent-style-name="Standard">
      <style:text-properties fo:language="ru" fo:country="RU" fo:font-style="italic" fo:font-weight="bold" style:font-style-asian="italic" style:font-weight-asian="bold" style:font-style-complex="italic" style:font-weight-complex="bold"/>
    </style:style>
    <style:style style:name="P8" style:family="paragraph" style:parent-style-name="Standard">
      <style:text-properties fo:language="ru" fo:country="RU" fo:font-weight="bold" style:font-weight-asian="bold" style:font-weight-complex="bold"/>
    </style:style>
    <style:style style:name="P9" style:family="paragraph" style:parent-style-name="Standard">
      <style:text-properties fo:font-variant="normal" fo:text-transform="none" fo:color="#333333" style:font-name="Times New Roman" fo:letter-spacing="normal" fo:language="ru" fo:country="RU" fo:font-style="normal"/>
    </style:style>
    <style:style style:name="P10" style:family="paragraph" style:parent-style-name="Standard">
      <style:text-properties fo:font-variant="normal" fo:text-transform="none" fo:color="#333333" style:font-name="Times New Roman" fo:letter-spacing="normal" fo:language="en" fo:country="US" fo:font-style="normal"/>
    </style:style>
    <style:style style:name="T1" style:family="text">
      <style:text-properties fo:language="en" fo:country="US"/>
    </style:style>
    <style:style style:name="T2" style:family="text">
      <style:text-properties fo:font-variant="normal" fo:text-transform="none" fo:color="#333333" style:font-name="Times New Roman" fo:letter-spacing="normal" fo:language="ru" fo:country="RU" fo:font-style="normal"/>
    </style:style>
    <style:style style:name="T3"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frit chess board 0x88</text:p>
      <text:p text:style-name="Standard"/>
      <text:p text:style-name="P8">Описание используемого представления шахматной доски.</text:p>
      <text:p text:style-name="Standard"/>
      <text:p text:style-name="P6">Шахматная программа написана на языке <text:span text:style-name="T1">java script</text:span></text:p>
      <text:p text:style-name="P6"/>
      <text:p text:style-name="P7">Поле доски</text:p>
      <text:p text:style-name="P6">Для нее я выбрал представление доски использующее метод 0х88.</text:p>
      <text:p text:style-name="P6">У нас одномерный массив от 0 до 127 который можно представить как две доски рядом. Пока мы в пределах игровой доски проверка SquareIndex &amp; 0x88 дает == 0. Таким образом контролируется выход за пределы доски при генерации ходов когда фигуры стоят на краю доски. Т.е. пока мы на левой доске проверка индекса дает ноль, как только мы выходим на правую доску проверка дает не ноль.</text:p>
      <text:p text:style-name="P1"/>
      <text:p text:style-name="P2"><text:s/>индекс поля доски &amp; 0x88 == 0 <text:s text:c="12"/>индекс поля доски <text:s/>&amp; 0x88 != 0</text:p>
      <text:p text:style-name="P1"><text:s/>0, <text:s text:c="4"/>1, <text:s text:c="4"/>2, <text:s text:c="4"/>3, <text:s text:c="3"/>4, <text:s text:c="4"/>5, <text:s text:c="4"/>6, <text:s text:c="4"/>7, <text:s text:c="6"/>8, <text:s text:c="4"/>9, <text:s text:c="4"/>10, <text:s text:c="2"/>11, <text:s text:c="2"/>12, <text:s text:c="2"/>13, <text:s text:c="2"/>14, <text:s/>15,</text:p>
      <text:p text:style-name="P1"><text:s/>16, <text:s text:c="2"/>17, <text:s text:c="2"/>18, <text:s text:c="2"/>19, <text:s/>20, <text:s text:c="2"/>21, <text:s text:c="2"/>22, <text:s text:c="2"/>23, <text:s text:c="4"/>24, <text:s text:c="2"/>25, <text:s text:c="2"/>26, <text:s text:c="2"/>27, <text:s text:c="2"/>28, <text:s text:c="2"/>29, <text:s text:c="2"/>30, <text:s/>31,</text:p>
      <text:p text:style-name="P1"><text:s/>32, <text:s text:c="2"/>33, <text:s text:c="2"/>34, <text:s text:c="2"/>35, <text:s/>36, <text:s text:c="2"/>37, <text:s text:c="2"/>38, <text:s text:c="2"/>39, <text:s text:c="4"/>40, <text:s text:c="2"/>41, <text:s text:c="2"/>42, <text:s text:c="2"/>43, <text:s text:c="2"/>44, <text:s text:c="2"/>45, <text:s text:c="2"/>46, <text:s/>47,</text:p>
      <text:p text:style-name="P1"><text:s/>48, <text:s text:c="2"/>49, <text:s text:c="2"/>50, <text:s text:c="2"/>51, <text:s/>52, <text:s text:c="2"/>53, <text:s text:c="2"/>54, <text:s text:c="2"/>55, <text:s text:c="4"/>56, <text:s text:c="2"/>57, <text:s text:c="2"/>58, <text:s text:c="2"/>59, <text:s text:c="2"/>60, <text:s text:c="2"/>61, <text:s text:c="2"/>62, <text:s/>63,</text:p>
      <text:p text:style-name="P1"><text:s/>64, <text:s text:c="2"/>65, <text:s text:c="2"/>66, <text:s text:c="2"/>67, <text:s/>68, <text:s text:c="2"/>69, <text:s text:c="2"/>70, <text:s text:c="2"/>71, <text:s text:c="4"/>72, <text:s text:c="2"/>73, <text:s text:c="2"/>74, <text:s text:c="2"/>75, <text:s text:c="2"/>76, <text:s text:c="2"/>77, <text:s text:c="2"/>78, <text:s/>79,</text:p>
      <text:p text:style-name="P1"><text:s/>80, <text:s text:c="2"/>81, <text:s text:c="2"/>82, <text:s text:c="2"/>83, <text:s/>84, <text:s text:c="2"/>85, <text:s text:c="2"/>86, <text:s text:c="2"/>87, <text:s text:c="4"/>88, <text:s text:c="2"/>89, <text:s text:c="2"/>90, <text:s text:c="2"/>91, <text:s text:c="2"/>92, <text:s text:c="2"/>93, <text:s text:c="2"/>94, <text:s text:c="2"/>95,</text:p>
      <text:p text:style-name="P1"><text:s/>96, <text:s text:c="2"/>97, <text:s text:c="2"/>98, <text:s text:c="2"/>99, <text:s/>100, 101, 102, 103, <text:s text:c="2"/>104, 105, 106, 107, 108, 109, 110, 111,</text:p>
      <text:p text:style-name="P1"><text:s/>112, 113, 114, 115, 116, 117, 118, 119, <text:s text:c="2"/>120, 121, 122, 123, 124, 125, 126, 127</text:p>
      <text:p text:style-name="P1"/>
      <text:p text:style-name="P2">Это позволяет быстро проверять выход за пределы доски. Операция регистровая без обращения к памяти так что это максимально быстро.</text:p>
      <text:p text:style-name="P2"/>
      <text:p text:style-name="P2">Перевод координат доски ху в линейную: </text:p>
      <text:p text:style-name="P2"><text:s/>s_0x88 = 16 * y_07 + x_07;</text:p>
      <text:p text:style-name="P2"><text:s/>И обратно:</text:p>
      <text:p text:style-name="P2"><text:s/>x_07 = s_0x88 &amp; 7;</text:p>
      <text:p text:style-name="P2"><text:s/>y_07 = s_0x88 &gt;&gt; 4; // s_0x88 / 16</text:p>
      <text:p text:style-name="P2"/>
      <text:p text:style-name="P2">Ходы фигур выглядят следующим образом:</text:p>
      <text:p text:style-name="P2"/>
      <text:p text:style-name="P3">Ходы короля(стоит на 17)</text:p>
      <text:p text:style-name="P2"><text:s/>0 <text:s text:c="2"/>1 <text:s text:c="2"/>2 <text:s text:c="2"/></text:p>
      <text:p text:style-name="P2">16 <text:s/>17 18</text:p>
      <text:p text:style-name="P2">32 <text:s/>33 34</text:p>
      <text:p text:style-name="P2">moves_king = [-16, -15, 1, 17, 16, 15, -1, -17];</text:p>
      <text:p text:style-name="P2">так же ходит ферзь</text:p>
      <text:p text:style-name="P2">moves_queen = moves_king;</text:p>
      <text:p text:style-name="P2"/>
      <text:p text:style-name="P3">Ходы ладьи(стоит на 17)</text:p>
      <text:p text:style-name="P2"><text:s text:c="5"/>1 <text:s text:c="5"/></text:p>
      <text:p text:style-name="P2">16 17 18</text:p>
      <text:p text:style-name="P2"><text:s text:c="5"/>33</text:p>
      <text:p text:style-name="P2">moves_rook = [-16, 1, 16, -1];</text:p>
      <text:p text:style-name="P2"/>
      <text:p text:style-name="P2"/>
      <text:p text:style-name="P2"/>
      <text:p text:style-name="P2"/>
      <text:p text:style-name="P3"><text:soft-page-break/>Ходы слона(стоит на 17)</text:p>
      <text:p text:style-name="P2"><text:s/>0 <text:s text:c="7"/>2 <text:s text:c="4"/></text:p>
      <text:p text:style-name="P2"><text:s text:c="6"/>17</text:p>
      <text:p text:style-name="P2"><text:s/>32 <text:s text:c="4"/>34</text:p>
      <text:p text:style-name="P2">moves_bishop = [-15, 17, 15, -17];</text:p>
      <text:p text:style-name="P2"/>
      <text:p text:style-name="P3">Ходы коня(стоит на 34)</text:p>
      <text:p text:style-name="P2"><text:s text:c="5"/>1---3 <text:s text:c="3"/></text:p>
      <text:p text:style-name="P2"><text:s/>16 <text:s text:c="3"/>| <text:s text:c="2"/>20</text:p>
      <text:p text:style-name="P2"><text:s text:c="2"/>|---34---|</text:p>
      <text:p text:style-name="P2"><text:s/>48 <text:s text:c="3"/>| <text:s text:c="2"/>52 <text:s text:c="4"/></text:p>
      <text:p text:style-name="P2"><text:s text:c="4"/>65---67</text:p>
      <text:p text:style-name="P2">moves_knight = [-33, -31, -14, 18, 33, 31, 14, -18];</text:p>
      <text:p text:style-name="P1"/>
      <text:p text:style-name="P2">Мы в цикле смотрим ходы фигур. Проверяем чтобы не выйти за пределы доски. Дальше проверяем есть ли фигура. Если фигура есть тогда смотрим цвет фигуры.</text:p>
      <text:p text:style-name="P2">Т.о. всего у нас три проверки.</text:p>
      <text:p text:style-name="P1"/>
      <text:p text:style-name="P4">Реализация доски.</text:p>
      <text:p text:style-name="P2">Мы используем массив <text:span text:style-name="T1">Int32Array</text:span>(140). Это максимально быстрый массив в случае кодирования на <text:span text:style-name="T1">java script</text:span>. </text:p>
      <text:p text:style-name="P2"/>
      <text:p text:style-name="P2">Индексы 0-127 используются для поля доски.</text:p>
      <text:p text:style-name="P2">Диапазон 128-136 используем для вспомогательной информации.</text:p>
      <text:p text:style-name="P2">128 это side_to_move, цвет хода 0-1 (0 - черные 1 - белые)</text:p>
      <text:p text:style-name="P2"><text:s/></text:p>
      <text:p text:style-name="P2">129 это castling_Q, рокировка белых в длинную сторону 0-1 (0-не возможна 1-возможна)</text:p>
      <text:p text:style-name="P2">130 это castling_q, рокировка белых в короткую сторону 0-1</text:p>
      <text:p text:style-name="P2">131 это castling_K, рокировка черных в длинную сторону 0-1</text:p>
      <text:p text:style-name="P2">132 это castling_k, рокировка черных в короткую сторону 0-1 </text:p>
      <text:p text:style-name="P2"><text:s text:c="2"/></text:p>
      <text:p text:style-name="P2">133 это en_passant_yes, разрешение взятия на проходе 0-1 </text:p>
      <text:p text:style-name="P2">134 en_passant_target_square, координата битого поля от 0 до 119 </text:p>
      <text:p text:style-name="P2"><text:s text:c="2"/></text:p>
      <text:p text:style-name="P2">135 king_from_white, положение белого короля от 0 до 119</text:p>
      <text:p text:style-name="P2">136 king_from_black, положение черного короля от 0 до 119</text:p>
      <text:p text:style-name="P2"/>
      <text:p text:style-name="P2">137 halfmove_clock, The number of halfmoves since the last capture or pawn advance,</text:p>
      <text:p text:style-name="P2"><text:s text:c="7"/>used for the fifty-move rule.(from wikipedia)</text:p>
      <text:p text:style-name="P2"><text:s text:c="2"/></text:p>
      <text:p text:style-name="P2">138 fullmove_number, The number of the full moves. It starts at 1 and is incremented after </text:p>
      <text:p text:style-name="P2"><text:s text:c="7"/>Black's move.(from wikipedia)</text:p>
      <text:p text:style-name="P2"/>
      <text:p text:style-name="P1">139 score, <text:span text:style-name="T3">оценка позиции.</text:span></text:p>
      <text:p text:style-name="P2"/>
      <text:p text:style-name="P2">Фигуры кодируются следующим образом</text:p>
      <text:p text:style-name="P2">0 - нет фигуры</text:p>
      <text:p text:style-name="P2">Белые фигуры: <text:s text:c="2"/>1- пешка, 2-конь, 3-слон, 4-ладья, <text:s/>5-ферзь, <text:s/>6-король</text:p>
      <text:p text:style-name="P2">Черные фигуры: 9- пешка, 10-конь, 11-слон, 12-ладья, 13-ферзь, 14-король</text:p>
      <text:p text:style-name="P2">тут магия 8( в битах это <text:span text:style-name="T1">00001000</text:span>) (подсказал ИИ от Гугла)</text:p>
      <text:p text:style-name="P2">и можем быстро находить:</text:p>
      <text:p text:style-name="P2">side = piece &gt;&gt; 3; <text:s/>0 для белых, 1 для черных</text:p>
      <text:p text:style-name="P2"><text:soft-page-break/>color = piece &amp; 8; 0 для белых, 8 для черных</text:p>
      <text:p text:style-name="Standard">piece &amp; 7;<text:span text:style-name="T2"> Всегда вернет 1-6, независимо от цвета</text:span></text:p>
      <text:p text:style-name="P2">Правда до сих пор я использовал 0 для черных и 1 для белых. Стоит ли менять это большой вопрос. </text:p>
      <text:p text:style-name="P2">Можно использовать side = 1- (piece &gt;&gt; 3) тогда это 1 для белых и 0 для черных.</text:p>
      <text:p text:style-name="P2"/>
      <text:p text:style-name="P2">В общем это все. На мой взгляд это наиболее простая и быстрая доска. Никаких тебе списков <text:s/>фигур. Ускорять за счет усложнения не буду.</text:p>
      <text:p text:style-name="P2"/>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4M16S</meta:editing-duration>
    <meta:editing-cycles>163</meta:editing-cycles>
    <meta:generator>OpenOffice/4.1.16$Win32 OpenOffice.org_project/4116m3$Build-9816</meta:generator>
    <dc:date>2026-03-14T19:00:29</dc:date>
    <meta:document-statistic meta:table-count="0" meta:image-count="0" meta:object-count="0" meta:page-count="3" meta:paragraph-count="82" meta:word-count="692" meta:character-count="4116"/>
    <meta:user-defined meta:name="Info 1"/>
    <meta:user-defined meta:name="Info 2"/>
    <meta:user-defined meta:name="Info 3"/>
    <meta:user-defined meta:name="Info 4"/>
  </office:meta>
</office:document-meta>
</file>